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Standard">
      <style:paragraph-properties fo:line-height="200%"/>
      <style:text-properties officeooo:rsid="000c8f13" officeooo:paragraph-rsid="000c8f13"/>
    </style:style>
    <style:style style:name="P2" style:family="paragraph" style:parent-style-name="Standard">
      <style:paragraph-properties fo:line-height="200%"/>
      <style:text-properties fo:color="#c9211e" loext:opacity="100%" fo:font-weight="bold" officeooo:rsid="000c8f13" officeooo:paragraph-rsid="000c8f13" style:font-weight-asian="bold" style:font-weight-complex="bold"/>
    </style:style>
    <style:style style:name="P3" style:family="paragraph" style:parent-style-name="Standard">
      <style:paragraph-properties fo:line-height="200%"/>
      <style:text-properties fo:font-size="11pt" officeooo:rsid="000d9e48" officeooo:paragraph-rsid="000d9e48" style:font-size-asian="11pt" style:font-size-complex="11pt"/>
    </style:style>
    <style:style style:name="P4" style:family="paragraph" style:parent-style-name="Standard">
      <style:paragraph-properties fo:line-height="200%"/>
      <style:text-properties officeooo:paragraph-rsid="000fe16d"/>
    </style:style>
    <style:style style:name="P5" style:family="paragraph" style:parent-style-name="Standard">
      <style:paragraph-properties fo:line-height="200%"/>
      <style:text-properties fo:font-size="11pt" fo:font-weight="bold" officeooo:rsid="0011c427" officeooo:paragraph-rsid="0011c427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200%"/>
      <style:text-properties fo:font-size="11pt" officeooo:rsid="0011c427" officeooo:paragraph-rsid="0011c427" style:font-size-asian="11pt" style:font-size-complex="11pt"/>
    </style:style>
    <style:style style:name="P7" style:family="paragraph" style:parent-style-name="Standard">
      <style:paragraph-properties fo:line-height="200%"/>
      <style:text-properties fo:font-weight="bold" officeooo:paragraph-rsid="0011c427" style:font-weight-asian="bold" style:font-weight-complex="bold"/>
    </style:style>
    <style:style style:name="P8" style:family="paragraph" style:parent-style-name="Standard">
      <style:paragraph-properties fo:line-height="200%"/>
      <style:text-properties officeooo:paragraph-rsid="0011c427"/>
    </style:style>
    <style:style style:name="P9" style:family="paragraph" style:parent-style-name="Standard">
      <style:paragraph-properties fo:line-height="200%"/>
      <style:text-properties officeooo:rsid="0011c427" officeooo:paragraph-rsid="0011c427"/>
    </style:style>
    <style:style style:name="P10" style:family="paragraph" style:parent-style-name="Standard">
      <style:paragraph-properties fo:line-height="200%"/>
      <style:text-properties fo:font-weight="bold" officeooo:paragraph-rsid="001333a0" style:font-weight-asian="bold" style:font-weight-complex="bold"/>
    </style:style>
    <style:style style:name="P11" style:family="paragraph" style:parent-style-name="Standard">
      <style:paragraph-properties fo:line-height="200%"/>
      <style:text-properties fo:font-weight="normal" officeooo:rsid="001333a0" officeooo:paragraph-rsid="001333a0" style:font-weight-asian="normal" style:font-weight-complex="normal"/>
    </style:style>
    <style:style style:name="P12" style:family="paragraph" style:parent-style-name="Standard">
      <style:paragraph-properties fo:line-height="200%"/>
      <style:text-properties fo:font-weight="bold" officeooo:rsid="001333a0" officeooo:paragraph-rsid="001333a0" style:font-weight-asian="bold" style:font-weight-complex="bold"/>
    </style:style>
    <style:style style:name="P13" style:family="paragraph" style:parent-style-name="Standard">
      <style:paragraph-properties fo:line-height="200%"/>
      <style:text-properties fo:font-weight="bold" officeooo:rsid="001431b5" officeooo:paragraph-rsid="001431b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officeooo:rsid="000fe16d" style:font-size-asian="11pt" style:font-weight-asian="bold" style:font-size-complex="11pt" style:font-weight-complex="bold"/>
    </style:style>
    <style:style style:name="T3" style:family="text">
      <style:text-properties fo:font-size="11pt" officeooo:rsid="000fe16d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1c427" style:font-size-asian="11pt" style:font-size-complex="11pt"/>
    </style:style>
    <style:style style:name="T6" style:family="text">
      <style:text-properties fo:font-size="11pt" officeooo:rsid="001333a0" style:font-size-asian="11pt" style:font-size-complex="11pt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.</text:p>
      <text:p text:style-name="P2">Actividad 1:</text:p>
      <text:p text:style-name="P3"><text:span text:style-name="T1">Nombre comercial</text:span>: CIC – Consulting Informático de Cantabria.</text:p>
      <text:p text:style-name="P4"><text:span text:style-name="T2">URL</text:span><text:span text:style-name="T3">: </text:span><text:a xlink:type="simple" xlink:href="http://www.cic.es/" text:style-name="Internet_20_link" text:visited-style-name="Visited_20_Internet_20_Link"><text:span text:style-name="T4">www.cic.es</text:span></text:a></text:p>
      <text:p text:style-name="P5">Servicios que ofrece:</text:p>
      <text:p text:style-name="P6">1. Desarrollo de software a medida</text:p>
      <text:p text:style-name="P6">2. Consultoría informática.</text:p>
      <text:p text:style-name="P6">3. Soluciones TIC para sectores específicos como industria, sanidad, logística.</text:p>
      <text:p text:style-name="P6">4. Servicios de mantenimiento y soporte técnico.</text:p>
      <text:p text:style-name="P6">5. Cloud computing y soluciones basadas en la nube.</text:p>
      <text:p text:style-name="P6">6. Integración de sistemas y automatización de procesos.</text:p>
      <text:p text:style-name="P7"><text:span text:style-name="T5">Necesidad que cubre a su clientela:</text:span></text:p>
      <text:p text:style-name="P8"><text:span text:style-name="T5">1. Mejora de la eficiencia operativa mediante la automatización de procesos empresariales.</text:span></text:p>
      <text:p text:style-name="P9"><text:span text:style-name="T4">2. Desarrollo de soluciones personalizadas que se ajustan a las necesidades especificas del cliente.</text:span></text:p>
      <text:p text:style-name="P9"><text:span text:style-name="T4">3. Implementación de sistemas TIC para mejorar la competitividad en diferentes sectores industriales.</text:span></text:p>
      <text:p text:style-name="P9"><text:span text:style-name="T4">4. Soporte y mantenimiento continuo para asegurar el correcto funcionamiento de las plataformas tecnológicas.</text:span></text:p>
      <text:p text:style-name="P10"><text:span text:style-name="T6">Buenas practicas:</text:span></text:p>
      <text:p text:style-name="P11"><text:span text:style-name="T4">¿Que ideas te han resultado útiles? <text:s/>La flexibilidad para crear software a medida es una buena práctica. Desatacaría el echo de como adaptan sus servicios a los diferentes sectores industriales lo que permite ofrecer soluciones especificas.</text:span></text:p>
      <text:p text:style-name="P11"><text:span text:style-name="T4">¿Que aspecto del negocio destacarías? Destacaría la calidad del servicio a la atención personalizada a cada cliente.</text:span></text:p>
      <text:p text:style-name="P11"><text:span text:style-name="T4">¿Que es lo mas que te ha gustado? Me ha gustado su capacidad para combinar la consultoría tecnológica con el desarrollo de soluciones personalizadas.</text:span></text:p>
      <text:p text:style-name="P11"><text:span text:style-name="T4">¿Utilizarías los servicios de esta empresa? Sí, porque ofrecen una amplia gama de servicios especializados que pueden ser útiles para empresas que buscan optimizar su gestión con tecnología avanzada.</text:span></text:p>
      <text:p text:style-name="P12"><text:span text:style-name="T4">Valoración personal:</text:span></text:p>
      <text:p text:style-name="P12"><text:span text:style-name="T7">¿Que imagen te trasmitió la web? La web trasmite profesionalidad y muestra claramente su enfoque en innovación tecnológica.</text:span></text:p>
      <text:p text:style-name="P12"><text:span text:style-name="T7">¿Que sobra o falta a este negocio? Le falta quizás un poco mas de claridad en como los diferentes sectores pueden beneficiarse de sus soluciones, así como mas ejemplos de casos de éxito.</text:span></text:p>
      <text:p text:style-name="P13"><text:span text:style-name="T7">¿Se te ocurre para mejorarlo? Incluir mas testimonios de clientes y casos de estudio detallados para mostrar el impacto de sus soluciones en empresas reales sería una buena mejora.</text:span></text:p>
      <text:p text:style-name="P12"><text:span text:style-name="T7"/></text:p>
      <text:p text:style-name="P12"><text:span text:style-name="T7"/></text:p>
      <text:p text:style-name="P12"><text:soft-page-break/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3:27:00.943000000</meta:creation-date>
    <dc:date>2024-10-16T14:00:05.524000000</dc:date>
    <meta:editing-duration>PT20M20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25" meta:word-count="308" meta:character-count="2086" meta:non-whitespace-character-count="1801"/>
  </office:meta>
</office:document-meta>
</file>